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c979" officeooo:paragraph-rsid="0015c979"/>
    </style:style>
    <style:style style:name="P2" style:family="paragraph" style:parent-style-name="Standard">
      <style:paragraph-properties fo:text-align="start" style:justify-single-word="false"/>
      <style:text-properties officeooo:rsid="0015c979" officeooo:paragraph-rsid="0015c97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c979" officeooo:paragraph-rsid="0015c97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5c979" officeooo:paragraph-rsid="0015c97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68304" officeooo:paragraph-rsid="0016830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7ddee" officeooo:paragraph-rsid="0017dde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officeooo:rsid="0017ddee" officeooo:paragraph-rsid="0017ddee"/>
    </style:style>
    <style:style style:name="T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2 – Dépendances fonctionnelles (DF), Axiomes d’Armstrong, DF élemntaires (DFE),</text:p>
      <text:p text:style-name="P1">fermeture transitive de DFE, couverture minimale de DFE, Graphe de DFE, clés de relations</text:p>
      <text:p text:style-name="P1"/>
      <text:p text:style-name="P2">Axiomes d’Armstrong :</text:p>
      <text:p text:style-name="P3">Exercice 1 :</text:p>
      <text:p text:style-name="P4">Si X→Y et YW→Z alors XW→Z</text:p>
      <text:p text:style-name="P4"/>
      <text:p text:style-name="P5">Démonstration :</text:p>
      <text:p text:style-name="P5">1. On a X→Y (Donnée)</text:p>
      <text:p text:style-name="P5">2. Par augmentation : XW → YW</text:p>
      <text:p text:style-name="P5">3. On a : YW → Z</text:p>
      <text:p text:style-name="P5">4. Par transitivité : XW→Z</text:p>
      <text:p text:style-name="P5"/>
      <text:p text:style-name="P5">Exercice 2 :</text:p>
      <text:p text:style-name="P5">Si X→YZ et Z→CW</text:p>
      <text:p text:style-name="P5">Alors X→YZC</text:p>
      <text:p text:style-name="P5"/>
      <text:p text:style-name="P6">Démonstration : </text:p>
      <text:p text:style-name="P6">On a : X→YZ (Données)</text:p>
      <text:p text:style-name="P6">2. Par décomposition : X → Y et X → Z</text:p>
      <text:p text:style-name="P6">3. On a : Z → CW</text:p>
      <text:p text:style-name="P6">4. Par décomposition : Z→C et <text:span text:style-name="T1">[</text:span>Z→W<text:span text:style-name="T1">] ignorée</text:span></text:p>
      <text:p text:style-name="P7">5. On a X→Z et Z→C Par transitivité : X→C</text:p>
      <text:p text:style-name="P7">6.Par union : X-&gt;YZ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0:19:30.194496500</meta:creation-date>
    <dc:date>2026-02-05T10:36:40.251836000</dc:date>
    <meta:editing-duration>PT17M11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0" meta:word-count="117" meta:character-count="566" meta:non-whitespace-character-count="467"/>
  </office:meta>
</office:document-meta>
</file>